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60"/>
  </office:automatic-styles>
  <office:body>
    <office:spreadsheet>
      <table:table table:name="Sheet4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U^2 case</text:p>
          </table:table-cell>
          <table:table-cell table:number-columns-repeated="4"/>
          <table:table-cell office:value-type="string" calcext:value-type="string">
            <text:p>Excitation operator</text:p>
          </table:table-cell>
        </table:table-row>
        <table:table-row table:style-name="ro1">
          <table:table-cell table:style-name="Default" office:value-type="string" calcext:value-type="string">
            <text:p>classno: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i, u]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i, v]</text:p>
          </table:table-cell>
        </table:table-row>
        <table:table-row table:style-name="ro1">
          <table:table-cell table:style-name="Default" office:value-type="string" calcext:value-type="string">
            <text:p>classno: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u, a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v, a]</text:p>
          </table:table-cell>
        </table:table-row>
        <table:table-row table:style-name="ro1">
          <table:table-cell table:style-name="Default" office:value-type="string" calcext:value-type="string">
            <text:p>classno: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a, b, i, i]</text:p>
          </table:table-cell>
        </table:table-row>
        <table:table-row table:style-name="ro1">
          <table:table-cell table:style-name="Default" office:value-type="string" calcext:value-type="string">
            <text:p>classno: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a, a, i, i]</text:p>
          </table:table-cell>
        </table:table-row>
        <table:table-row table:style-name="ro1">
          <table:table-cell table:style-name="Default" office:value-type="string" calcext:value-type="string">
            <text:p>classno: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u, u, i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u, v, i, i]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v, v, i, i]</text:p>
          </table:table-cell>
        </table:table-row>
        <table:table-row table:style-name="ro1">
          <table:table-cell table:style-name="Default" office:value-type="string" calcext:value-type="string">
            <text:p>classno: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style-name="ce1" office:value-type="float" office:value="-0" calcext:value-type="float">
            <text:p>-0.00E+000</text:p>
          </table:table-cell>
          <table:table-cell table:number-columns-repeated="3"/>
          <table:table-cell office:value-type="string" calcext:value-type="string">
            <text:p>[a, b, u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-0" calcext:value-type="float">
            <text:p>-0.00E+000</text:p>
          </table:table-cell>
          <table:table-cell table:number-columns-repeated="3"/>
          <table:table-cell office:value-type="string" calcext:value-type="string">
            <text:p>[a, b, u, v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-1" calcext:value-type="float">
            <text:p>-1.00E+000</text:p>
          </table:table-cell>
          <table:table-cell table:number-columns-repeated="3"/>
          <table:table-cell office:value-type="string" calcext:value-type="string">
            <text:p>[a, b, v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-0" calcext:value-type="float">
            <text:p>-0.00E+000</text:p>
          </table:table-cell>
          <table:table-cell table:number-columns-repeated="3"/>
          <table:table-cell office:value-type="string" calcext:value-type="string">
            <text:p>[a, b, v, v]</text:p>
          </table:table-cell>
        </table:table-row>
        <table:table-row table:style-name="ro1">
          <table:table-cell table:style-name="Default" office:value-type="string" calcext:value-type="string">
            <text:p>classno: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a, a, u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a, a, u, v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a, a, v, v]</text:p>
          </table:table-cell>
        </table:table-row>
        <table:table-row table:style-name="ro1">
          <table:table-cell table:style-name="Default" office:value-type="string" calcext:value-type="string">
            <text:p>classno:11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2" table:style-name="ce1" office:value-type="float" office:value="0" calcext:value-type="float">
            <text:p>0.00E+000</text:p>
          </table:table-cell>
          <table:table-cell table:number-columns-repeated="2"/>
          <table:table-cell office:value-type="string" calcext:value-type="string">
            <text:p>[u, u, i, u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2" table:style-name="ce1" office:value-type="float" office:value="0" calcext:value-type="float">
            <text:p>0.00E+000</text:p>
          </table:table-cell>
          <table:table-cell table:number-columns-repeated="2"/>
          <table:table-cell office:value-type="string" calcext:value-type="string">
            <text:p>[u, u, i, v]</text:p>
          </table:table-cell>
        </table:table-row>
        <table:table-row table:style-name="ro1">
          <table:table-cell office:value-type="float" office:value="-0.908512898492908" calcext:value-type="float">
            <text:p>-9.09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0.417856809531705" calcext:value-type="float">
            <text:p>4.18E-001</text:p>
          </table:table-cell>
          <table:table-cell table:number-columns-repeated="2"/>
          <table:table-cell office:value-type="string" calcext:value-type="string">
            <text:p>[u, v, i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2" table:style-name="ce1" office:value-type="float" office:value="0" calcext:value-type="float">
            <text:p>0.00E+000</text:p>
          </table:table-cell>
          <table:table-cell table:number-columns-repeated="2"/>
          <table:table-cell office:value-type="string" calcext:value-type="string">
            <text:p>[u, v, i, v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2" table:style-name="ce1" office:value-type="float" office:value="0" calcext:value-type="float">
            <text:p>0.00E+000</text:p>
          </table:table-cell>
          <table:table-cell table:number-columns-repeated="2"/>
          <table:table-cell office:value-type="string" calcext:value-type="string">
            <text:p>[v, u, i, u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2" table:style-name="ce1" office:value-type="float" office:value="0" calcext:value-type="float">
            <text:p>0.00E+000</text:p>
          </table:table-cell>
          <table:table-cell table:number-columns-repeated="2"/>
          <table:table-cell office:value-type="string" calcext:value-type="string">
            <text:p>[v, u, i, v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style-name="ce1" office:value-type="float" office:value="1" calcext:value-type="float">
            <text:p>1.00E+000</text:p>
          </table:table-cell>
          <table:table-cell table:style-name="ce1" office:value-type="float" office:value="-0" calcext:value-type="float">
            <text:p>-0.00E+000</text:p>
          </table:table-cell>
          <table:table-cell table:number-columns-repeated="2"/>
          <table:table-cell office:value-type="string" calcext:value-type="string">
            <text:p>[v, v, i, u]</text:p>
          </table:table-cell>
        </table:table-row>
        <table:table-row table:style-name="ro1">
          <table:table-cell office:value-type="float" office:value="-0.417856809531705" calcext:value-type="float">
            <text:p>-4.18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0.908512898492908" calcext:value-type="float">
            <text:p>-9.09E-001</text:p>
          </table:table-cell>
          <table:table-cell table:number-columns-repeated="2"/>
          <table:table-cell office:value-type="string" calcext:value-type="string">
            <text:p>[v, v, i, v]</text:p>
          </table:table-cell>
        </table:table-row>
        <table:table-row table:style-name="ro1">
          <table:table-cell table:style-name="Default" office:value-type="string" calcext:value-type="string">
            <text:p>classno:12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a, u, u, u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style-name="ce1" office:value-type="float" office:value="1.11022302462516E-016" calcext:value-type="float">
            <text:p>1.11E-016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2.4980018054066E-016" calcext:value-type="float">
            <text:p>2.50E-016</text:p>
          </table:table-cell>
          <table:table-cell/>
          <table:table-cell office:value-type="string" calcext:value-type="string">
            <text:p>[a, u, u, v]</text:p>
          </table:table-cell>
        </table:table-row>
        <table:table-row table:style-name="ro1">
          <table:table-cell office:value-type="float" office:value="-1" calcext:value-type="float">
            <text:p>-1.00E+000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[a, u, v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a, u, v, v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style-name="ce1" office:value-type="float" office:value="-0" calcext:value-type="float">
            <text:p>-0.00E+000</text:p>
          </table:table-cell>
          <table:table-cell table:style-name="ce1" office:value-type="float" office:value="1" calcext:value-type="float">
            <text:p>1.00E+000</text:p>
          </table:table-cell>
          <table:table-cell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a, v, u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0.525731112119134" calcext:value-type="float">
            <text:p>5.26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0.85065080835204" calcext:value-type="float">
            <text:p>-8.51E-001</text:p>
          </table:table-cell>
          <table:table-cell/>
          <table:table-cell office:value-type="string" calcext:value-type="string">
            <text:p>[a, v, u, v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-0.85065080835204" calcext:value-type="float">
            <text:p>-8.51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0.525731112119134" calcext:value-type="float">
            <text:p>-5.26E-001</text:p>
          </table:table-cell>
          <table:table-cell/>
          <table:table-cell office:value-type="string" calcext:value-type="string">
            <text:p>[a, v, v, u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a, v, v, v]</text:p>
          </table:table-cell>
        </table:table-row>
        <table:table-row table:style-name="ro1">
          <table:table-cell table:style-name="Default" office:value-type="string" calcext:value-type="string">
            <text:p>classno:13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a, u, u, i]</text:p>
          </table:table-cell>
        </table:table-row>
        <table:table-row table:style-name="ro1">
          <table:table-cell office:value-type="float" office:value="-2.97904098389673E-016" calcext:value-type="float">
            <text:p>-2.98E-016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1.48952049194836E-016" calcext:value-type="float">
            <text:p>-1.49E-016</text:p>
          </table:table-cell>
          <table:table-cell table:style-name="ce1" office:value-type="float" office:value="-1.54737334057131E-015" calcext:value-type="float">
            <text:p>-1.55E-015</text:p>
          </table:table-cell>
          <table:table-cell/>
          <table:table-cell office:value-type="string" calcext:value-type="string">
            <text:p>[a, u, v, i]</text:p>
          </table:table-cell>
        </table:table-row>
        <table:table-row table:style-name="ro1">
          <table:table-cell office:value-type="float" office:value="0.707106781186547" calcext:value-type="float">
            <text:p>7.07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0.707106781186548" calcext:value-type="float">
            <text:p>-7.07E-001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[a, v, u, i]</text:p>
          </table:table-cell>
        </table:table-row>
        <table:table-row table:style-name="ro1">
          <table:table-cell office:value-type="float" office:value="4.44089209850063E-017" calcext:value-type="float">
            <text:p>4.44E-017</text:p>
          </table:table-cell>
          <table:table-cell table:style-name="ce1" office:value-type="float" office:value="-0.90558942122368" calcext:value-type="float">
            <text:p>-9.06E-001</text:p>
          </table:table-cell>
          <table:table-cell table:style-name="ce1" office:value-type="float" office:value="2.22044604925031E-017" calcext:value-type="float">
            <text:p>2.22E-017</text:p>
          </table:table-cell>
          <table:table-cell table:style-name="ce1" office:value-type="float" office:value="-0.424155396249724" calcext:value-type="float">
            <text:p>-4.24E-001</text:p>
          </table:table-cell>
          <table:table-cell/>
          <table:table-cell office:value-type="string" calcext:value-type="string">
            <text:p>[a, v, v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u, a, u, i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u, a, v, i]</text:p>
          </table:table-cell>
        </table:table-row>
        <table:table-row table:style-name="ro1">
          <table:table-cell office:value-type="float" office:value="-0.707106781186547" calcext:value-type="float">
            <text:p>-7.07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0.707106781186547" calcext:value-type="float">
            <text:p>-7.07E-001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[v, a, u, i]</text:p>
          </table:table-cell>
        </table:table-row>
        <table:table-row table:style-name="ro1">
          <table:table-cell office:value-type="float" office:value="8.88178419700125E-017" calcext:value-type="float">
            <text:p>8.88E-017</text:p>
          </table:table-cell>
          <table:table-cell table:style-name="ce1" office:value-type="float" office:value="0.424155396249724" calcext:value-type="float">
            <text:p>4.24E-001</text:p>
          </table:table-cell>
          <table:table-cell table:style-name="ce1" office:value-type="float" office:value="4.44089209850063E-017" calcext:value-type="float">
            <text:p>4.44E-017</text:p>
          </table:table-cell>
          <table:table-cell table:style-name="ce1" office:value-type="float" office:value="-0.90558942122368" calcext:value-type="float">
            <text:p>-9.06E-001</text:p>
          </table:table-cell>
          <table:table-cell/>
          <table:table-cell office:value-type="string" calcext:value-type="string">
            <text:p>[v, a, v, i]</text:p>
          </table:table-cell>
        </table:table-row>
        <table:table-row table:style-name="ro1">
          <table:table-cell table:style-name="Default" office:value-type="string" calcext:value-type="string">
            <text:p>classno: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u, a, i, i]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v, a, i, i]</text:p>
          </table:table-cell>
        </table:table-row>
        <table:table-row table:style-name="ro1">
          <table:table-cell table:style-name="Default" office:value-type="string" calcext:value-type="string">
            <text:p>classno: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a, b, i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a, b, i, v]</text:p>
          </table:table-cell>
        </table:table-row>
        <table:table-row table:style-name="ro1">
          <table:table-cell table:style-name="Default" office:value-type="string" calcext:value-type="string">
            <text:p>classno:1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a, a, i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a, a, i, v]</text:p>
          </table:table-cell>
        </table:table-row>
      </table:table>
      <table:table table:name="Sheet6" table:style-name="ta1">
        <table:table-column table:style-name="co1" table:number-columns-repeated="2" table:default-cell-style-name="ce2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uv case</text:p>
          </table:table-cell>
          <table:table-cell table:style-name="Default"/>
          <table:table-cell table:number-columns-repeated="7"/>
          <table:table-cell office:value-type="string" calcext:value-type="string">
            <text:p>Excitation operato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2</text:p>
          </table:table-cell>
          <table:table-cell table:style-name="Default"/>
          <table:table-cell table:number-columns-repeated="8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  <table:table-cell table:number-columns-repeated="7"/>
          <table:table-cell office:value-type="string" calcext:value-type="string">
            <text:p>[i, u]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7"/>
          <table:table-cell office:value-type="string" calcext:value-type="string">
            <text:p>[i, v]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3</text:p>
          </table:table-cell>
          <table:table-cell table:style-name="Default"/>
          <table:table-cell table:number-columns-repeated="8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  <table:table-cell table:number-columns-repeated="7"/>
          <table:table-cell office:value-type="string" calcext:value-type="string">
            <text:p>[u, a]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7"/>
          <table:table-cell office:value-type="string" calcext:value-type="string">
            <text:p>[v, a]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5</text:p>
          </table:table-cell>
          <table:table-cell table:style-name="Default"/>
          <table:table-cell table:number-columns-repeated="8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style-name="Default"/>
          <table:table-cell table:number-columns-repeated="7"/>
          <table:table-cell office:value-type="string" calcext:value-type="string">
            <text:p>[a, b, i, i]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6</text:p>
          </table:table-cell>
          <table:table-cell table:style-name="Default"/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style-name="Default"/>
          <table:table-cell table:number-columns-repeated="7"/>
          <table:table-cell office:value-type="string" calcext:value-type="string">
            <text:p>[a, a, i, i]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8</text:p>
          </table:table-cell>
          <table:table-cell table:style-name="Default"/>
          <table:table-cell table:number-columns-repeated="9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6"/>
          <table:table-cell office:value-type="string" calcext:value-type="string">
            <text:p>[u, u, i, i]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table:style-name="ce2" office:value-type="float" office:value="1" calcext:value-type="float">
            <text:p>1.00E+000</text:p>
          </table:table-cell>
          <table:table-cell table:number-columns-repeated="6"/>
          <table:table-cell office:value-type="string" calcext:value-type="string">
            <text:p>[u, v, i, i]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6"/>
          <table:table-cell office:value-type="string" calcext:value-type="string">
            <text:p>[v, v, i, i]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9</text:p>
          </table:table-cell>
          <table:table-cell table:style-name="Default"/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-0.5" calcext:value-type="float">
            <text:p>-5.00E-001</text:p>
          </table:table-cell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0.866025403784439" calcext:value-type="float">
            <text:p>8.66E-001</text:p>
          </table:table-cell>
          <table:table-cell table:number-columns-repeated="5"/>
          <table:table-cell office:value-type="string" calcext:value-type="string">
            <text:p>[u, u, a, b]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0.707106781186548" calcext:value-type="float">
            <text:p>7.07E-001</text:p>
          </table:table-cell>
          <table:table-cell office:value-type="float" office:value="-0.5" calcext:value-type="float">
            <text:p>-5.00E-001</text:p>
          </table:table-cell>
          <table:table-cell table:style-name="ce2" office:value-type="float" office:value="-0.408248290463863" calcext:value-type="float">
            <text:p>-4.08E-001</text:p>
          </table:table-cell>
          <table:table-cell table:style-name="ce2" office:value-type="float" office:value="-0.288675134594813" calcext:value-type="float">
            <text:p>-2.89E-001</text:p>
          </table:table-cell>
          <table:table-cell table:number-columns-repeated="5"/>
          <table:table-cell office:value-type="string" calcext:value-type="string">
            <text:p>[u, v, a, b]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-0.707106781186548" calcext:value-type="float">
            <text:p>-7.07E-001</text:p>
          </table:table-cell>
          <table:table-cell office:value-type="float" office:value="-0.5" calcext:value-type="float">
            <text:p>-5.00E-001</text:p>
          </table:table-cell>
          <table:table-cell table:style-name="ce2" office:value-type="float" office:value="-0.408248290463863" calcext:value-type="float">
            <text:p>-4.08E-001</text:p>
          </table:table-cell>
          <table:table-cell table:style-name="ce2" office:value-type="float" office:value="-0.288675134594813" calcext:value-type="float">
            <text:p>-2.89E-001</text:p>
          </table:table-cell>
          <table:table-cell table:number-columns-repeated="5"/>
          <table:table-cell office:value-type="string" calcext:value-type="string">
            <text:p>[v, u, a, b]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-1.11022302462516E-016" calcext:value-type="float">
            <text:p>-1.11E-016</text:p>
          </table:table-cell>
          <table:table-cell office:value-type="float" office:value="-0.5" calcext:value-type="float">
            <text:p>-5.00E-001</text:p>
          </table:table-cell>
          <table:table-cell table:style-name="ce2" office:value-type="float" office:value="0.816496580927726" calcext:value-type="float">
            <text:p>8.16E-001</text:p>
          </table:table-cell>
          <table:table-cell table:style-name="ce2" office:value-type="float" office:value="-0.288675134594813" calcext:value-type="float">
            <text:p>-2.89E-001</text:p>
          </table:table-cell>
          <table:table-cell table:number-columns-repeated="5"/>
          <table:table-cell office:value-type="string" calcext:value-type="string">
            <text:p>[v, v, a, b]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10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6"/>
          <table:table-cell office:value-type="string" calcext:value-type="string">
            <text:p>[u, u, a, a]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.00E+000</text:p>
          </table:table-cell>
          <table:table-cell table:style-name="ce2" office:value-type="float" office:value="1" calcext:value-type="float">
            <text:p>1.00E+000</text:p>
          </table:table-cell>
          <table:table-cell table:number-columns-repeated="6"/>
          <table:table-cell office:value-type="string" calcext:value-type="string">
            <text:p>[u, v, a, a]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6"/>
          <table:table-cell office:value-type="string" calcext:value-type="string">
            <text:p>[v, v, a, b]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11</text:p>
          </table:table-cell>
          <table:table-cell table:style-name="Default"/>
          <table:table-cell table:number-columns-repeated="11"/>
          <table:table-cell table:style-name="ce2"/>
          <table:table-cell table:number-columns-repeated="4"/>
        </table:table-row>
        <table:table-row table:style-name="ro1">
          <table:table-cell office:value-type="float" office:value="-0.281987306654592" calcext:value-type="float">
            <text:p>-2.82E-001</text:p>
          </table:table-cell>
          <table:table-cell office:value-type="float" office:value="0.470406670823033" calcext:value-type="float">
            <text:p>4.70E-001</text:p>
          </table:table-cell>
          <table:table-cell table:style-name="ce2" office:value-type="float" office:value="-0.385818410503171" calcext:value-type="float">
            <text:p>-3.86E-001</text:p>
          </table:table-cell>
          <table:table-cell table:style-name="ce2" office:value-type="float" office:value="0.442171440250995" calcext:value-type="float">
            <text:p>4.42E-001</text:p>
          </table:table-cell>
          <table:table-cell table:style-name="ce2" office:value-type="float" office:value="-0.353553390593272" calcext:value-type="float">
            <text:p>-3.54E-001</text:p>
          </table:table-cell>
          <table:table-cell table:style-name="ce2" office:value-type="float" office:value="0.316176495508513" calcext:value-type="float">
            <text:p>3.16E-001</text:p>
          </table:table-cell>
          <table:table-cell table:style-name="ce2" office:value-type="float" office:value="0.069726022129493" calcext:value-type="float">
            <text:p>6.97E-002</text:p>
          </table:table-cell>
          <table:table-cell table:style-name="ce2" office:value-type="float" office:value="-0.353553390593274" calcext:value-type="float">
            <text:p>-3.54E-001</text:p>
          </table:table-cell>
          <table:table-cell/>
          <table:table-cell office:value-type="string" calcext:value-type="string">
            <text:p>[u, u, i, u]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-0.329768525969981" calcext:value-type="float">
            <text:p>-3.30E-001</text:p>
          </table:table-cell>
          <table:table-cell office:value-type="float" office:value="0.00959503784234628" calcext:value-type="float">
            <text:p>9.60E-003</text:p>
          </table:table-cell>
          <table:table-cell table:style-name="ce2" office:value-type="float" office:value="-0.208227404040232" calcext:value-type="float">
            <text:p>-2.08E-001</text:p>
          </table:table-cell>
          <table:table-cell table:style-name="ce2" office:value-type="float" office:value="-0.13734481837767" calcext:value-type="float">
            <text:p>-1.37E-001</text:p>
          </table:table-cell>
          <table:table-cell table:style-name="ce2" office:value-type="float" office:value="0.353553390593273" calcext:value-type="float">
            <text:p>3.54E-001</text:p>
          </table:table-cell>
          <table:table-cell table:style-name="ce2" office:value-type="float" office:value="-0.497382267621583" calcext:value-type="float">
            <text:p>-4.97E-001</text:p>
          </table:table-cell>
          <table:table-cell table:style-name="ce2" office:value-type="float" office:value="0.575803163811621" calcext:value-type="float">
            <text:p>5.76E-001</text:p>
          </table:table-cell>
          <table:table-cell table:style-name="ce2" office:value-type="float" office:value="-0.353553390593273" calcext:value-type="float">
            <text:p>-3.54E-001</text:p>
          </table:table-cell>
          <table:table-cell/>
          <table:table-cell office:value-type="string" calcext:value-type="string">
            <text:p>[u, u, i, v]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-0.0562649370922944" calcext:value-type="float">
            <text:p>-5.63E-002</text:p>
          </table:table-cell>
          <table:table-cell office:value-type="float" office:value="-0.524048302133031" calcext:value-type="float">
            <text:p>-5.24E-001</text:p>
          </table:table-cell>
          <table:table-cell table:style-name="ce2" office:value-type="float" office:value="-0.293314572227959" calcext:value-type="float">
            <text:p>-2.93E-001</text:p>
          </table:table-cell>
          <table:table-cell table:style-name="ce2" office:value-type="float" office:value="0.498217578976992" calcext:value-type="float">
            <text:p>4.98E-001</text:p>
          </table:table-cell>
          <table:table-cell table:style-name="ce2" office:value-type="float" office:value="-0.353553390593273" calcext:value-type="float">
            <text:p>-3.54E-001</text:p>
          </table:table-cell>
          <table:table-cell table:style-name="ce2" office:value-type="float" office:value="-0.351587117016971" calcext:value-type="float">
            <text:p>-3.52E-001</text:p>
          </table:table-cell>
          <table:table-cell table:style-name="ce2" office:value-type="float" office:value="0.119749483298331" calcext:value-type="float">
            <text:p>1.20E-001</text:p>
          </table:table-cell>
          <table:table-cell table:style-name="ce2" office:value-type="float" office:value="0.353553390593274" calcext:value-type="float">
            <text:p>3.54E-001</text:p>
          </table:table-cell>
          <table:table-cell/>
          <table:table-cell office:value-type="string" calcext:value-type="string">
            <text:p>[u, v, i, u]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-0.555490895532281" calcext:value-type="float">
            <text:p>-5.55E-001</text:p>
          </table:table-cell>
          <table:table-cell office:value-type="float" office:value="-0.0632366691523415" calcext:value-type="float">
            <text:p>-6.32E-002</text:p>
          </table:table-cell>
          <table:table-cell table:style-name="ce2" office:value-type="float" office:value="-0.470905578690908" calcext:value-type="float">
            <text:p>-4.71E-001</text:p>
          </table:table-cell>
          <table:table-cell table:style-name="ce2" office:value-type="float" office:value="-0.193390957103667" calcext:value-type="float">
            <text:p>-1.93E-001</text:p>
          </table:table-cell>
          <table:table-cell table:style-name="ce2" office:value-type="float" office:value="0.353553390593273" calcext:value-type="float">
            <text:p>3.54E-001</text:p>
          </table:table-cell>
          <table:table-cell table:style-name="ce2" office:value-type="float" office:value="0.170381344903901" calcext:value-type="float">
            <text:p>1.70E-001</text:p>
          </table:table-cell>
          <table:table-cell table:style-name="ce2" office:value-type="float" office:value="-0.386327658383797" calcext:value-type="float">
            <text:p>-3.86E-001</text:p>
          </table:table-cell>
          <table:table-cell table:style-name="ce2" office:value-type="float" office:value="0.353553390593273" calcext:value-type="float">
            <text:p>3.54E-001</text:p>
          </table:table-cell>
          <table:table-cell/>
          <table:table-cell office:value-type="string" calcext:value-type="string">
            <text:p>[u, v, i, v]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float" office:value="-0.5554908955323" calcext:value-type="float">
            <text:p>-5.55E-001</text:p>
          </table:table-cell>
          <table:table-cell office:value-type="float" office:value="0.0632366691523469" calcext:value-type="float">
            <text:p>6.32E-002</text:p>
          </table:table-cell>
          <table:table-cell table:style-name="ce2" office:value-type="float" office:value="0.470905578690886" calcext:value-type="float">
            <text:p>4.71E-001</text:p>
          </table:table-cell>
          <table:table-cell table:style-name="ce2" office:value-type="float" office:value="-0.193390957103665" calcext:value-type="float">
            <text:p>-1.93E-001</text:p>
          </table:table-cell>
          <table:table-cell table:style-name="ce2" office:value-type="float" office:value="-0.353553390593274" calcext:value-type="float">
            <text:p>-3.54E-001</text:p>
          </table:table-cell>
          <table:table-cell table:style-name="ce2" office:value-type="float" office:value="0.170381344903902" calcext:value-type="float">
            <text:p>1.70E-001</text:p>
          </table:table-cell>
          <table:table-cell table:style-name="ce2" office:value-type="float" office:value="0.386327658383797" calcext:value-type="float">
            <text:p>3.86E-001</text:p>
          </table:table-cell>
          <table:table-cell table:style-name="ce2" office:value-type="float" office:value="0.353553390593274" calcext:value-type="float">
            <text:p>3.54E-001</text:p>
          </table:table-cell>
          <table:table-cell/>
          <table:table-cell office:value-type="string" calcext:value-type="string">
            <text:p>[v, u, i, u]</text:p>
          </table:table-cell>
          <table:table-cell table:number-columns-repeated="8"/>
        </table:table-row>
        <table:table-row table:style-name="ro1">
          <table:table-cell office:value-type="float" office:value="-0.0562649370923006" calcext:value-type="float">
            <text:p>-5.63E-002</text:p>
          </table:table-cell>
          <table:table-cell office:value-type="float" office:value="0.524048302133031" calcext:value-type="float">
            <text:p>5.24E-001</text:p>
          </table:table-cell>
          <table:table-cell table:style-name="ce2" office:value-type="float" office:value="0.293314572227957" calcext:value-type="float">
            <text:p>2.93E-001</text:p>
          </table:table-cell>
          <table:table-cell table:style-name="ce2" office:value-type="float" office:value="0.49821757897699" calcext:value-type="float">
            <text:p>4.98E-001</text:p>
          </table:table-cell>
          <table:table-cell table:style-name="ce2" office:value-type="float" office:value="0.353553390593275" calcext:value-type="float">
            <text:p>3.54E-001</text:p>
          </table:table-cell>
          <table:table-cell table:style-name="ce2" office:value-type="float" office:value="-0.351587117016971" calcext:value-type="float">
            <text:p>-3.52E-001</text:p>
          </table:table-cell>
          <table:table-cell table:style-name="ce2" office:value-type="float" office:value="-0.119749483298332" calcext:value-type="float">
            <text:p>-1.20E-001</text:p>
          </table:table-cell>
          <table:table-cell table:style-name="ce2" office:value-type="float" office:value="0.353553390593274" calcext:value-type="float">
            <text:p>3.54E-001</text:p>
          </table:table-cell>
          <table:table-cell/>
          <table:table-cell office:value-type="string" calcext:value-type="string">
            <text:p>[v, u, i, v]</text:p>
          </table:table-cell>
          <table:table-cell table:number-columns-repeated="8"/>
        </table:table-row>
        <table:table-row table:style-name="ro1">
          <table:table-cell office:value-type="float" office:value="-0.32976852596999" calcext:value-type="float">
            <text:p>-3.30E-001</text:p>
          </table:table-cell>
          <table:table-cell office:value-type="float" office:value="-0.00959503784234339" calcext:value-type="float">
            <text:p>-9.60E-003</text:p>
          </table:table-cell>
          <table:table-cell table:style-name="ce2" office:value-type="float" office:value="0.20822740404022" calcext:value-type="float">
            <text:p>2.08E-001</text:p>
          </table:table-cell>
          <table:table-cell table:style-name="ce2" office:value-type="float" office:value="-0.137344818377668" calcext:value-type="float">
            <text:p>-1.37E-001</text:p>
          </table:table-cell>
          <table:table-cell table:style-name="ce2" office:value-type="float" office:value="-0.353553390593274" calcext:value-type="float">
            <text:p>-3.54E-001</text:p>
          </table:table-cell>
          <table:table-cell table:style-name="ce2" office:value-type="float" office:value="-0.497382267621583" calcext:value-type="float">
            <text:p>-4.97E-001</text:p>
          </table:table-cell>
          <table:table-cell table:style-name="ce2" office:value-type="float" office:value="-0.575803163811621" calcext:value-type="float">
            <text:p>-5.76E-001</text:p>
          </table:table-cell>
          <table:table-cell table:style-name="ce2" office:value-type="float" office:value="-0.353553390593274" calcext:value-type="float">
            <text:p>-3.54E-001</text:p>
          </table:table-cell>
          <table:table-cell/>
          <table:table-cell office:value-type="string" calcext:value-type="string">
            <text:p>[v, v, i, u]</text:p>
          </table:table-cell>
          <table:table-cell table:number-columns-repeated="8"/>
        </table:table-row>
        <table:table-row table:style-name="ro1">
          <table:table-cell office:value-type="float" office:value="-0.281987306654612" calcext:value-type="float">
            <text:p>-2.82E-001</text:p>
          </table:table-cell>
          <table:table-cell office:value-type="float" office:value="-0.47040667082303" calcext:value-type="float">
            <text:p>-4.70E-001</text:p>
          </table:table-cell>
          <table:table-cell table:style-name="ce2" office:value-type="float" office:value="0.38581841050316" calcext:value-type="float">
            <text:p>3.86E-001</text:p>
          </table:table-cell>
          <table:table-cell table:style-name="ce2" office:value-type="float" office:value="0.442171440250994" calcext:value-type="float">
            <text:p>4.42E-001</text:p>
          </table:table-cell>
          <table:table-cell table:style-name="ce2" office:value-type="float" office:value="0.353553390593275" calcext:value-type="float">
            <text:p>3.54E-001</text:p>
          </table:table-cell>
          <table:table-cell table:style-name="ce2" office:value-type="float" office:value="0.316176495508512" calcext:value-type="float">
            <text:p>3.16E-001</text:p>
          </table:table-cell>
          <table:table-cell table:style-name="ce2" office:value-type="float" office:value="-0.0697260221294924" calcext:value-type="float">
            <text:p>-6.97E-002</text:p>
          </table:table-cell>
          <table:table-cell table:style-name="ce2" office:value-type="float" office:value="-0.353553390593274" calcext:value-type="float">
            <text:p>-3.54E-001</text:p>
          </table:table-cell>
          <table:table-cell/>
          <table:table-cell office:value-type="string" calcext:value-type="string">
            <text:p>[v, v, i, v]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12</text:p>
          </table:table-cell>
          <table:table-cell table:style-name="Default"/>
          <table:table-cell table:number-columns-repeated="11"/>
          <table:table-cell table:style-name="ce2" table:number-columns-repeated="2"/>
          <table:table-cell table:number-columns-repeated="3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-0.156540508775289" calcext:value-type="float">
            <text:p>-1.57E-001</text:p>
          </table:table-cell>
          <table:table-cell office:value-type="float" office:value="0.353553390593274" calcext:value-type="float">
            <text:p>3.54E-001</text:p>
          </table:table-cell>
          <table:table-cell table:style-name="ce2" office:value-type="float" office:value="-0.315842495243486" calcext:value-type="float">
            <text:p>-3.16E-001</text:p>
          </table:table-cell>
          <table:table-cell table:style-name="ce2" office:value-type="float" office:value="0.524547633851822" calcext:value-type="float">
            <text:p>5.25E-001</text:p>
          </table:table-cell>
          <table:table-cell table:style-name="ce2" office:value-type="float" office:value="-0.493616053068119" calcext:value-type="float">
            <text:p>-4.94E-001</text:p>
          </table:table-cell>
          <table:table-cell table:style-name="ce2" office:value-type="float" office:value="0.353553390593274" calcext:value-type="float">
            <text:p>3.54E-001</text:p>
          </table:table-cell>
          <table:table-cell table:style-name="ce2" office:value-type="float" office:value="0.00965908995832912" calcext:value-type="float">
            <text:p>9.66E-003</text:p>
          </table:table-cell>
          <table:table-cell table:style-name="ce2" office:value-type="float" office:value="0.32686122631145" calcext:value-type="float">
            <text:p>3.27E-001</text:p>
          </table:table-cell>
          <table:table-cell/>
          <table:table-cell office:value-type="string" calcext:value-type="string">
            <text:p>[a, u, u, u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0.996615895540124" calcext:value-type="float">
            <text:p>9.97E-001</text:p>
          </table:table-cell>
          <table:table-cell table:style-name="ce2" office:value-type="float" office:value="0.0821994936526787" calcext:value-type="float">
            <text:p>8.22E-002</text:p>
          </table:table-cell>
        </table:table-row>
        <table:table-row table:style-name="ro1">
          <table:table-cell office:value-type="float" office:value="-0.261672209948325" calcext:value-type="float">
            <text:p>-2.62E-001</text:p>
          </table:table-cell>
          <table:table-cell office:value-type="float" office:value="0.353553390593274" calcext:value-type="float">
            <text:p>3.54E-001</text:p>
          </table:table-cell>
          <table:table-cell table:style-name="ce2" office:value-type="float" office:value="-0.37826310120753" calcext:value-type="float">
            <text:p>-3.78E-001</text:p>
          </table:table-cell>
          <table:table-cell table:style-name="ce2" office:value-type="float" office:value="-0.468141787104458" calcext:value-type="float">
            <text:p>-4.68E-001</text:p>
          </table:table-cell>
          <table:table-cell table:style-name="ce2" office:value-type="float" office:value="-0.413809274415029" calcext:value-type="float">
            <text:p>-4.14E-001</text:p>
          </table:table-cell>
          <table:table-cell table:style-name="ce2" office:value-type="float" office:value="-0.353553390593273" calcext:value-type="float">
            <text:p>-3.54E-001</text:p>
          </table:table-cell>
          <table:table-cell table:style-name="ce2" office:value-type="float" office:value="0.112961468791382" calcext:value-type="float">
            <text:p>1.13E-001</text:p>
          </table:table-cell>
          <table:table-cell table:style-name="ce2" office:value-type="float" office:value="-0.367817262983763" calcext:value-type="float">
            <text:p>-3.68E-001</text:p>
          </table:table-cell>
          <table:table-cell/>
          <table:table-cell office:value-type="string" calcext:value-type="string">
            <text:p>[a, u, u, v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0.0474578997876249" calcext:value-type="float">
            <text:p>-4.75E-002</text:p>
          </table:table-cell>
          <table:table-cell table:style-name="ce2" office:value-type="float" office:value="0.57539645556875" calcext:value-type="float">
            <text:p>5.75E-001</text:p>
          </table:table-cell>
        </table:table-row>
        <table:table-row table:style-name="ro1">
          <table:table-cell office:value-type="float" office:value="-0.395483469442742" calcext:value-type="float">
            <text:p>-3.95E-001</text:p>
          </table:table-cell>
          <table:table-cell office:value-type="float" office:value="0.353553390593274" calcext:value-type="float">
            <text:p>3.54E-001</text:p>
          </table:table-cell>
          <table:table-cell table:style-name="ce2" office:value-type="float" office:value="0.256860628524035" calcext:value-type="float">
            <text:p>2.57E-001</text:p>
          </table:table-cell>
          <table:table-cell table:style-name="ce2" office:value-type="float" office:value="-0.0734922003244993" calcext:value-type="float">
            <text:p>-7.35E-002</text:p>
          </table:table-cell>
          <table:table-cell table:style-name="ce2" office:value-type="float" office:value="0.162483017828266" calcext:value-type="float">
            <text:p>1.62E-001</text:p>
          </table:table-cell>
          <table:table-cell table:style-name="ce2" office:value-type="float" office:value="-0.353553390593275" calcext:value-type="float">
            <text:p>-3.54E-001</text:p>
          </table:table-cell>
          <table:table-cell table:style-name="ce2" office:value-type="float" office:value="-0.55101861493574" calcext:value-type="float">
            <text:p>-5.51E-001</text:p>
          </table:table-cell>
          <table:table-cell table:style-name="ce2" office:value-type="float" office:value="0.438397187850185" calcext:value-type="float">
            <text:p>4.38E-001</text:p>
          </table:table-cell>
          <table:table-cell/>
          <table:table-cell office:value-type="string" calcext:value-type="string">
            <text:p>[a, u, v, u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2.77555756156289E-017" calcext:value-type="float">
            <text:p>-2.78E-017</text:p>
          </table:table-cell>
          <table:table-cell table:style-name="ce2" office:value-type="float" office:value="-4.5102810375397E-017" calcext:value-type="float">
            <text:p>-4.51E-017</text:p>
          </table:table-cell>
        </table:table-row>
        <table:table-row table:style-name="ro1">
          <table:table-cell office:value-type="float" office:value="-0.500615170615778" calcext:value-type="float">
            <text:p>-5.01E-001</text:p>
          </table:table-cell>
          <table:table-cell office:value-type="float" office:value="0.353553390593274" calcext:value-type="float">
            <text:p>3.54E-001</text:p>
          </table:table-cell>
          <table:table-cell table:style-name="ce2" office:value-type="float" office:value="0.437244967926982" calcext:value-type="float">
            <text:p>4.37E-001</text:p>
          </table:table-cell>
          <table:table-cell table:style-name="ce2" office:value-type="float" office:value="0.0170863535771351" calcext:value-type="float">
            <text:p>1.71E-002</text:p>
          </table:table-cell>
          <table:table-cell table:style-name="ce2" office:value-type="float" office:value="0.242289796481359" calcext:value-type="float">
            <text:p>2.42E-001</text:p>
          </table:table-cell>
          <table:table-cell table:style-name="ce2" office:value-type="float" office:value="0.353553390593275" calcext:value-type="float">
            <text:p>3.54E-001</text:p>
          </table:table-cell>
          <table:table-cell table:style-name="ce2" office:value-type="float" office:value="0.42839805618603" calcext:value-type="float">
            <text:p>4.28E-001</text:p>
          </table:table-cell>
          <table:table-cell table:style-name="ce2" office:value-type="float" office:value="-0.256281301445028" calcext:value-type="float">
            <text:p>-2.56E-001</text:p>
          </table:table-cell>
          <table:table-cell/>
          <table:table-cell office:value-type="string" calcext:value-type="string">
            <text:p>[a, u, v, v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-0.047457899787625" calcext:value-type="float">
            <text:p>-4.75E-002</text:p>
          </table:table-cell>
          <table:table-cell table:style-name="ce2" office:value-type="float" office:value="0.57539645556875" calcext:value-type="float">
            <text:p>5.75E-001</text:p>
          </table:table-cell>
        </table:table-row>
        <table:table-row table:style-name="ro1">
          <table:table-cell office:value-type="float" office:value="-0.500615170615778" calcext:value-type="float">
            <text:p>-5.01E-001</text:p>
          </table:table-cell>
          <table:table-cell office:value-type="float" office:value="-0.353553390593273" calcext:value-type="float">
            <text:p>-3.54E-001</text:p>
          </table:table-cell>
          <table:table-cell table:style-name="ce2" office:value-type="float" office:value="-0.437244967926982" calcext:value-type="float">
            <text:p>-4.37E-001</text:p>
          </table:table-cell>
          <table:table-cell table:style-name="ce2" office:value-type="float" office:value="-0.0170863535771355" calcext:value-type="float">
            <text:p>-1.71E-002</text:p>
          </table:table-cell>
          <table:table-cell table:style-name="ce2" office:value-type="float" office:value="0.242289796481358" calcext:value-type="float">
            <text:p>2.42E-001</text:p>
          </table:table-cell>
          <table:table-cell table:style-name="ce2" office:value-type="float" office:value="0.353553390593272" calcext:value-type="float">
            <text:p>3.54E-001</text:p>
          </table:table-cell>
          <table:table-cell table:style-name="ce2" office:value-type="float" office:value="-0.428398056186032" calcext:value-type="float">
            <text:p>-4.28E-001</text:p>
          </table:table-cell>
          <table:table-cell table:style-name="ce2" office:value-type="float" office:value="-0.256281301445029" calcext:value-type="float">
            <text:p>-2.56E-001</text:p>
          </table:table-cell>
          <table:table-cell/>
          <table:table-cell office:value-type="string" calcext:value-type="string">
            <text:p>[a, v, u, u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1.11022302462516E-016" calcext:value-type="float">
            <text:p>1.11E-016</text:p>
          </table:table-cell>
          <table:table-cell table:style-name="ce2" office:value-type="float" office:value="1.38777878078145E-017" calcext:value-type="float">
            <text:p>1.39E-017</text:p>
          </table:table-cell>
        </table:table-row>
        <table:table-row table:style-name="ro1">
          <table:table-cell office:value-type="float" office:value="-0.395483469442742" calcext:value-type="float">
            <text:p>-3.95E-001</text:p>
          </table:table-cell>
          <table:table-cell office:value-type="float" office:value="-0.353553390593273" calcext:value-type="float">
            <text:p>-3.54E-001</text:p>
          </table:table-cell>
          <table:table-cell table:style-name="ce2" office:value-type="float" office:value="-0.256860628524035" calcext:value-type="float">
            <text:p>-2.57E-001</text:p>
          </table:table-cell>
          <table:table-cell table:style-name="ce2" office:value-type="float" office:value="0.073492200324499" calcext:value-type="float">
            <text:p>7.35E-002</text:p>
          </table:table-cell>
          <table:table-cell table:style-name="ce2" office:value-type="float" office:value="0.162483017828268" calcext:value-type="float">
            <text:p>1.62E-001</text:p>
          </table:table-cell>
          <table:table-cell table:style-name="ce2" office:value-type="float" office:value="-0.353553390593272" calcext:value-type="float">
            <text:p>-3.54E-001</text:p>
          </table:table-cell>
          <table:table-cell table:style-name="ce2" office:value-type="float" office:value="0.551018614935741" calcext:value-type="float">
            <text:p>5.51E-001</text:p>
          </table:table-cell>
          <table:table-cell table:style-name="ce2" office:value-type="float" office:value="0.438397187850186" calcext:value-type="float">
            <text:p>4.38E-001</text:p>
          </table:table-cell>
          <table:table-cell/>
          <table:table-cell office:value-type="string" calcext:value-type="string">
            <text:p>[a, v, u, v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1" calcext:value-type="float">
            <text:p>1.00E+000</text:p>
          </table:table-cell>
          <table:table-cell table:number-columns-repeated="2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-0.261672209948326" calcext:value-type="float">
            <text:p>-2.62E-001</text:p>
          </table:table-cell>
          <table:table-cell office:value-type="float" office:value="-0.353553390593274" calcext:value-type="float">
            <text:p>-3.54E-001</text:p>
          </table:table-cell>
          <table:table-cell table:style-name="ce2" office:value-type="float" office:value="0.37826310120753" calcext:value-type="float">
            <text:p>3.78E-001</text:p>
          </table:table-cell>
          <table:table-cell table:style-name="ce2" office:value-type="float" office:value="0.468141787104458" calcext:value-type="float">
            <text:p>4.68E-001</text:p>
          </table:table-cell>
          <table:table-cell table:style-name="ce2" office:value-type="float" office:value="-0.413809274415029" calcext:value-type="float">
            <text:p>-4.14E-001</text:p>
          </table:table-cell>
          <table:table-cell table:style-name="ce2" office:value-type="float" office:value="-0.353553390593274" calcext:value-type="float">
            <text:p>-3.54E-001</text:p>
          </table:table-cell>
          <table:table-cell table:style-name="ce2" office:value-type="float" office:value="-0.112961468791378" calcext:value-type="float">
            <text:p>-1.13E-001</text:p>
          </table:table-cell>
          <table:table-cell table:style-name="ce2" office:value-type="float" office:value="-0.367817262983764" calcext:value-type="float">
            <text:p>-3.68E-001</text:p>
          </table:table-cell>
          <table:table-cell/>
          <table:table-cell office:value-type="string" calcext:value-type="string">
            <text:p>[a, v, v, u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" calcext:value-type="float">
            <text:p>0.00E+000</text:p>
          </table:table-cell>
          <table:table-cell table:style-name="ce2" office:value-type="float" office:value="0.0474578997876249" calcext:value-type="float">
            <text:p>4.75E-002</text:p>
          </table:table-cell>
          <table:table-cell table:style-name="ce2" office:value-type="float" office:value="-0.57539645556875" calcext:value-type="float">
            <text:p>-5.75E-001</text:p>
          </table:table-cell>
        </table:table-row>
        <table:table-row table:style-name="ro1">
          <table:table-cell office:value-type="float" office:value="-0.15654050877529" calcext:value-type="float">
            <text:p>-1.57E-001</text:p>
          </table:table-cell>
          <table:table-cell office:value-type="float" office:value="-0.353553390593274" calcext:value-type="float">
            <text:p>-3.54E-001</text:p>
          </table:table-cell>
          <table:table-cell table:style-name="ce2" office:value-type="float" office:value="0.315842495243486" calcext:value-type="float">
            <text:p>3.16E-001</text:p>
          </table:table-cell>
          <table:table-cell table:style-name="ce2" office:value-type="float" office:value="-0.524547633851822" calcext:value-type="float">
            <text:p>-5.25E-001</text:p>
          </table:table-cell>
          <table:table-cell table:style-name="ce2" office:value-type="float" office:value="-0.493616053068119" calcext:value-type="float">
            <text:p>-4.94E-001</text:p>
          </table:table-cell>
          <table:table-cell table:style-name="ce2" office:value-type="float" office:value="0.353553390593274" calcext:value-type="float">
            <text:p>3.54E-001</text:p>
          </table:table-cell>
          <table:table-cell table:style-name="ce2" office:value-type="float" office:value="-0.00965908995833022" calcext:value-type="float">
            <text:p>-9.66E-003</text:p>
          </table:table-cell>
          <table:table-cell table:style-name="ce2" office:value-type="float" office:value="0.32686122631145" calcext:value-type="float">
            <text:p>3.27E-001</text:p>
          </table:table-cell>
          <table:table-cell/>
          <table:table-cell office:value-type="string" calcext:value-type="string">
            <text:p>[a, v, v, v]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13</text:p>
          </table:table-cell>
          <table:table-cell table:style-name="Default"/>
          <table:table-cell table:number-columns-repeated="11"/>
          <table:table-cell table:style-name="ce2" table:number-columns-repeated="2"/>
          <table:table-cell table:style-name="ce2" office:value-type="float" office:value="0.707106781186548" calcext:value-type="float">
            <text:p>7.07E-001</text:p>
          </table:table-cell>
          <table:table-cell table:style-name="ce2" office:value-type="float" office:value="-0.408248290463863" calcext:value-type="float">
            <text:p>-4.08E-001</text:p>
          </table:table-cell>
          <table:table-cell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-0.0464819841699614" calcext:value-type="float">
            <text:p>-4.65E-002</text:p>
          </table:table-cell>
          <table:table-cell office:value-type="float" office:value="-0.500000000000001" calcext:value-type="float">
            <text:p>-5.00E-001</text:p>
          </table:table-cell>
          <table:table-cell table:style-name="ce2" office:value-type="float" office:value="4.09394740330527E-016" calcext:value-type="float">
            <text:p>4.09E-016</text:p>
          </table:table-cell>
          <table:table-cell table:style-name="ce2" office:value-type="float" office:value="-0.686989441410695" calcext:value-type="float">
            <text:p>-6.87E-001</text:p>
          </table:table-cell>
          <table:table-cell table:style-name="ce2" office:value-type="float" office:value="0.14099470455172" calcext:value-type="float">
            <text:p>1.41E-001</text:p>
          </table:table-cell>
          <table:table-cell table:style-name="ce2" office:value-type="float" office:value="-0.07749468256737" calcext:value-type="float">
            <text:p>-7.75E-002</text:p>
          </table:table-cell>
          <table:table-cell table:style-name="ce2" office:value-type="float" office:value="0.499150108176691" calcext:value-type="float">
            <text:p>4.99E-001</text:p>
          </table:table-cell>
          <table:table-cell table:style-name="ce2" office:value-type="float" office:value="-0.02914051315948" calcext:value-type="float">
            <text:p>-2.91E-002</text:p>
          </table:table-cell>
          <table:table-cell/>
          <table:table-cell office:value-type="string" calcext:value-type="string">
            <text:p>[a, u, u, i]</text:p>
          </table:table-cell>
          <table:table-cell table:number-columns-repeated="3"/>
          <table:table-cell table:style-name="ce2" table:number-columns-repeated="2"/>
          <table:table-cell table:number-columns-repeated="2" table:style-name="ce2" office:value-type="float" office:value="-1.11022302462516E-016" calcext:value-type="float">
            <text:p>-1.11E-016</text:p>
          </table:table-cell>
          <table:table-cell table:style-name="ce2" office:value-type="float" office:value="-0.408248290463863" calcext:value-type="float">
            <text:p>-4.08E-001</text:p>
          </table:table-cell>
        </table:table-row>
        <table:table-row table:style-name="ro1">
          <table:table-cell office:value-type="float" office:value="0.347132066855299" calcext:value-type="float">
            <text:p>3.47E-001</text:p>
          </table:table-cell>
          <table:table-cell office:value-type="float" office:value="-9.99200722162641E-016" calcext:value-type="float">
            <text:p>-9.99E-016</text:p>
          </table:table-cell>
          <table:table-cell table:style-name="ce2" office:value-type="float" office:value="-0.499999999999997" calcext:value-type="float">
            <text:p>-5.00E-001</text:p>
          </table:table-cell>
          <table:table-cell table:style-name="ce2" office:value-type="float" office:value="-0.0055747421764959" calcext:value-type="float">
            <text:p>-5.57E-003</text:p>
          </table:table-cell>
          <table:table-cell table:style-name="ce2" office:value-type="float" office:value="0.361445021529245" calcext:value-type="float">
            <text:p>3.61E-001</text:p>
          </table:table-cell>
          <table:table-cell table:style-name="ce2" office:value-type="float" office:value="0.498824364703811" calcext:value-type="float">
            <text:p>4.99E-001</text:p>
          </table:table-cell>
          <table:table-cell table:style-name="ce2" office:value-type="float" office:value="0.0291405131594797" calcext:value-type="float">
            <text:p>2.91E-002</text:p>
          </table:table-cell>
          <table:table-cell table:style-name="ce2" office:value-type="float" office:value="0.499150108176691" calcext:value-type="float">
            <text:p>4.99E-001</text:p>
          </table:table-cell>
          <table:table-cell/>
          <table:table-cell office:value-type="string" calcext:value-type="string">
            <text:p>[a, u, v, i]</text:p>
          </table:table-cell>
          <table:table-cell table:number-columns-repeated="3"/>
          <table:table-cell table:style-name="ce2" table:number-columns-repeated="2"/>
          <table:table-cell table:number-columns-repeated="2" table:style-name="ce2" office:value-type="float" office:value="0" calcext:value-type="float">
            <text:p>0.00E+000</text:p>
          </table:table-cell>
          <table:table-cell table:style-name="ce2" office:value-type="float" office:value="0.816496580927726" calcext:value-type="float">
            <text:p>8.16E-001</text:p>
          </table:table-cell>
        </table:table-row>
        <table:table-row table:style-name="ro1">
          <table:table-cell office:value-type="float" office:value="0.347132066855299" calcext:value-type="float">
            <text:p>3.47E-001</text:p>
          </table:table-cell>
          <table:table-cell office:value-type="float" office:value="4.44089209850063E-016" calcext:value-type="float">
            <text:p>4.44E-016</text:p>
          </table:table-cell>
          <table:table-cell table:style-name="ce2" office:value-type="float" office:value="0.500000000000003" calcext:value-type="float">
            <text:p>5.00E-001</text:p>
          </table:table-cell>
          <table:table-cell table:style-name="ce2" office:value-type="float" office:value="-0.00557474217649578" calcext:value-type="float">
            <text:p>-5.57E-003</text:p>
          </table:table-cell>
          <table:table-cell table:style-name="ce2" office:value-type="float" office:value="0.361445021529245" calcext:value-type="float">
            <text:p>3.61E-001</text:p>
          </table:table-cell>
          <table:table-cell table:style-name="ce2" office:value-type="float" office:value="0.498824364703805" calcext:value-type="float">
            <text:p>4.99E-001</text:p>
          </table:table-cell>
          <table:table-cell table:style-name="ce2" office:value-type="float" office:value="-0.0291405131594805" calcext:value-type="float">
            <text:p>-2.91E-002</text:p>
          </table:table-cell>
          <table:table-cell table:style-name="ce2" office:value-type="float" office:value="-0.499150108176691" calcext:value-type="float">
            <text:p>-4.99E-001</text:p>
          </table:table-cell>
          <table:table-cell/>
          <table:table-cell office:value-type="string" calcext:value-type="string">
            <text:p>[a, v, u, i]</text:p>
          </table:table-cell>
          <table:table-cell table:number-columns-repeated="3"/>
          <table:table-cell table:style-name="ce2" table:number-columns-repeated="2"/>
          <table:table-cell table:number-columns-repeated="2" table:style-name="ce2" office:value-type="float" office:value="0" calcext:value-type="float">
            <text:p>0.00E+000</text:p>
          </table:table-cell>
          <table:table-cell table:style-name="ce2" office:value-type="float" office:value="-1.11022302462516E-016" calcext:value-type="float">
            <text:p>-1.11E-016</text:p>
          </table:table-cell>
        </table:table-row>
        <table:table-row table:style-name="ro1">
          <table:table-cell office:value-type="float" office:value="-0.0464819841699605" calcext:value-type="float">
            <text:p>-4.65E-002</text:p>
          </table:table-cell>
          <table:table-cell office:value-type="float" office:value="0.5" calcext:value-type="float">
            <text:p>5.00E-001</text:p>
          </table:table-cell>
          <table:table-cell table:style-name="ce2" office:value-type="float" office:value="-9.99200722162641E-016" calcext:value-type="float">
            <text:p>-9.99E-016</text:p>
          </table:table-cell>
          <table:table-cell table:style-name="ce2" office:value-type="float" office:value="-0.686989441410696" calcext:value-type="float">
            <text:p>-6.87E-001</text:p>
          </table:table-cell>
          <table:table-cell table:style-name="ce2" office:value-type="float" office:value="0.14099470455172" calcext:value-type="float">
            <text:p>1.41E-001</text:p>
          </table:table-cell>
          <table:table-cell table:style-name="ce2" office:value-type="float" office:value="-0.0774946825673706" calcext:value-type="float">
            <text:p>-7.75E-002</text:p>
          </table:table-cell>
          <table:table-cell table:style-name="ce2" office:value-type="float" office:value="-0.499150108176691" calcext:value-type="float">
            <text:p>-4.99E-001</text:p>
          </table:table-cell>
          <table:table-cell table:style-name="ce2" office:value-type="float" office:value="0.0291405131594802" calcext:value-type="float">
            <text:p>2.91E-002</text:p>
          </table:table-cell>
          <table:table-cell/>
          <table:table-cell office:value-type="string" calcext:value-type="string">
            <text:p>[a, v, v, i]</text:p>
          </table:table-cell>
          <table:table-cell table:number-columns-repeated="3"/>
          <table:table-cell table:style-name="ce2" table:number-columns-repeated="2"/>
          <table:table-cell table:number-columns-repeated="3"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-0.260423938938585" calcext:value-type="float">
            <text:p>-2.60E-001</text:p>
          </table:table-cell>
          <table:table-cell office:value-type="float" office:value="0.5" calcext:value-type="float">
            <text:p>5.00E-001</text:p>
          </table:table-cell>
          <table:table-cell table:style-name="ce2" office:value-type="float" office:value="-1.60982338570648E-015" calcext:value-type="float">
            <text:p>-1.61E-015</text:p>
          </table:table-cell>
          <table:table-cell table:style-name="ce2" office:value-type="float" office:value="0.165696746929308" calcext:value-type="float">
            <text:p>1.66E-001</text:p>
          </table:table-cell>
          <table:table-cell table:style-name="ce2" office:value-type="float" office:value="0.587961108233036" calcext:value-type="float">
            <text:p>5.88E-001</text:p>
          </table:table-cell>
          <table:table-cell table:style-name="ce2" office:value-type="float" office:value="-0.24295204318988" calcext:value-type="float">
            <text:p>-2.43E-001</text:p>
          </table:table-cell>
          <table:table-cell table:style-name="ce2" office:value-type="float" office:value="0.499150108176691" calcext:value-type="float">
            <text:p>4.99E-001</text:p>
          </table:table-cell>
          <table:table-cell table:style-name="ce2" office:value-type="float" office:value="-0.0291405131594799" calcext:value-type="float">
            <text:p>-2.91E-002</text:p>
          </table:table-cell>
          <table:table-cell/>
          <table:table-cell office:value-type="string" calcext:value-type="string">
            <text:p>[u, a, u, i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-3.60822483003176E-016" calcext:value-type="float">
            <text:p>-3.61E-016</text:p>
          </table:table-cell>
          <table:table-cell table:style-name="ce2" office:value-type="float" office:value="-0.816496580927726" calcext:value-type="float">
            <text:p>-8.16E-001</text:p>
          </table:table-cell>
          <table:table-cell table:style-name="ce2" office:value-type="float" office:value="5.55111512312578E-017" calcext:value-type="float">
            <text:p>5.55E-017</text:p>
          </table:table-cell>
        </table:table-row>
        <table:table-row table:style-name="ro1">
          <table:table-cell office:value-type="float" office:value="-0.556343531764416" calcext:value-type="float">
            <text:p>-5.56E-001</text:p>
          </table:table-cell>
          <table:table-cell office:value-type="float" office:value="9.43689570931383E-016" calcext:value-type="float">
            <text:p>9.44E-016</text:p>
          </table:table-cell>
          <table:table-cell table:style-name="ce2" office:value-type="float" office:value="0.500000000000002" calcext:value-type="float">
            <text:p>5.00E-001</text:p>
          </table:table-cell>
          <table:table-cell table:style-name="ce2" office:value-type="float" office:value="-0.0236435550823308" calcext:value-type="float">
            <text:p>-2.36E-002</text:p>
          </table:table-cell>
          <table:table-cell table:style-name="ce2" office:value-type="float" office:value="-0.0614794673486797" calcext:value-type="float">
            <text:p>-6.15E-002</text:p>
          </table:table-cell>
          <table:table-cell table:style-name="ce2" office:value-type="float" office:value="0.431443080905797" calcext:value-type="float">
            <text:p>4.31E-001</text:p>
          </table:table-cell>
          <table:table-cell table:style-name="ce2" office:value-type="float" office:value="0.0291405131594798" calcext:value-type="float">
            <text:p>2.91E-002</text:p>
          </table:table-cell>
          <table:table-cell table:style-name="ce2" office:value-type="float" office:value="0.49915010817669" calcext:value-type="float">
            <text:p>4.99E-001</text:p>
          </table:table-cell>
          <table:table-cell/>
          <table:table-cell office:value-type="string" calcext:value-type="string">
            <text:p>[u, a, v, i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.707106781186547" calcext:value-type="float">
            <text:p>7.07E-001</text:p>
          </table:table-cell>
          <table:table-cell table:style-name="ce2" office:value-type="float" office:value="0.408248290463863" calcext:value-type="float">
            <text:p>4.08E-001</text:p>
          </table:table-cell>
          <table:table-cell table:style-name="ce2" office:value-type="float" office:value="5.55111512312578E-017" calcext:value-type="float">
            <text:p>5.55E-017</text:p>
          </table:table-cell>
        </table:table-row>
        <table:table-row table:style-name="ro1">
          <table:table-cell office:value-type="float" office:value="-0.556343531764416" calcext:value-type="float">
            <text:p>-5.56E-001</text:p>
          </table:table-cell>
          <table:table-cell office:value-type="float" office:value="-3.60822483003176E-016" calcext:value-type="float">
            <text:p>-3.61E-016</text:p>
          </table:table-cell>
          <table:table-cell table:style-name="ce2" office:value-type="float" office:value="-0.499999999999998" calcext:value-type="float">
            <text:p>-5.00E-001</text:p>
          </table:table-cell>
          <table:table-cell table:style-name="ce2" office:value-type="float" office:value="-0.023643555082331" calcext:value-type="float">
            <text:p>-2.36E-002</text:p>
          </table:table-cell>
          <table:table-cell table:style-name="ce2" office:value-type="float" office:value="-0.061479467348679" calcext:value-type="float">
            <text:p>-6.15E-002</text:p>
          </table:table-cell>
          <table:table-cell table:style-name="ce2" office:value-type="float" office:value="0.431443080905802" calcext:value-type="float">
            <text:p>4.31E-001</text:p>
          </table:table-cell>
          <table:table-cell table:style-name="ce2" office:value-type="float" office:value="-0.0291405131594804" calcext:value-type="float">
            <text:p>-2.91E-002</text:p>
          </table:table-cell>
          <table:table-cell table:style-name="ce2" office:value-type="float" office:value="-0.499150108176691" calcext:value-type="float">
            <text:p>-4.99E-001</text:p>
          </table:table-cell>
          <table:table-cell/>
          <table:table-cell office:value-type="string" calcext:value-type="string">
            <text:p>[v, a, u, i]</text:p>
          </table:table-cell>
          <table:table-cell table:number-columns-repeated="3"/>
          <table:table-cell table:style-name="ce2" table:number-columns-repeated="2"/>
          <table:table-cell table:number-columns-repeated="2" table:style-name="ce2" office:value-type="float" office:value="0" calcext:value-type="float">
            <text:p>0.00E+000</text:p>
          </table:table-cell>
          <table:table-cell table:style-name="ce2" office:value-type="float" office:value="0.408248290463863" calcext:value-type="float">
            <text:p>4.08E-001</text:p>
          </table:table-cell>
        </table:table-row>
        <table:table-row table:style-name="ro1">
          <table:table-cell office:value-type="float" office:value="-0.260423938938585" calcext:value-type="float">
            <text:p>-2.60E-001</text:p>
          </table:table-cell>
          <table:table-cell office:value-type="float" office:value="-0.5" calcext:value-type="float">
            <text:p>-5.00E-001</text:p>
          </table:table-cell>
          <table:table-cell table:style-name="ce2" office:value-type="float" office:value="-3.33066907387547E-016" calcext:value-type="float">
            <text:p>-3.33E-016</text:p>
          </table:table-cell>
          <table:table-cell table:style-name="ce2" office:value-type="float" office:value="0.165696746929309" calcext:value-type="float">
            <text:p>1.66E-001</text:p>
          </table:table-cell>
          <table:table-cell table:style-name="ce2" office:value-type="float" office:value="0.587961108233036" calcext:value-type="float">
            <text:p>5.88E-001</text:p>
          </table:table-cell>
          <table:table-cell table:style-name="ce2" office:value-type="float" office:value="-0.242952043189881" calcext:value-type="float">
            <text:p>-2.43E-001</text:p>
          </table:table-cell>
          <table:table-cell table:style-name="ce2" office:value-type="float" office:value="-0.499150108176691" calcext:value-type="float">
            <text:p>-4.99E-001</text:p>
          </table:table-cell>
          <table:table-cell table:style-name="ce2" office:value-type="float" office:value="0.0291405131594804" calcext:value-type="float">
            <text:p>2.91E-002</text:p>
          </table:table-cell>
          <table:table-cell/>
          <table:table-cell office:value-type="string" calcext:value-type="string">
            <text:p>[v, a, v, i]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classno:15</text:p>
          </table:table-cell>
          <table:table-cell table:style-name="Default"/>
          <table:table-cell table:number-columns-repeated="11"/>
          <table:table-cell table:style-name="ce2" table:number-columns-repeated="2"/>
          <table:table-cell table:number-columns-repeated="2" table:style-name="ce2" office:value-type="float" office:value="0" calcext:value-type="float">
            <text:p>0.00E+000</text:p>
          </table:table-cell>
          <table:table-cell table:style-name="ce2" office:value-type="float" office:value="0.539536603787305" calcext:value-type="float">
            <text:p>5.40E-001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  <table:table-cell table:number-columns-repeated="7"/>
          <table:table-cell office:value-type="string" calcext:value-type="string">
            <text:p>[u, a, i, i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-0.691825687584069" calcext:value-type="float">
            <text:p>-6.92E-001</text:p>
          </table:table-cell>
          <table:table-cell table:style-name="ce2" office:value-type="float" office:value="0.321833360066213" calcext:value-type="float">
            <text:p>3.22E-001</text:p>
          </table:table-cell>
          <table:table-cell table:style-name="ce2" office:value-type="float" office:value="0" calcext:value-type="float">
            <text:p>0.00E+000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7"/>
          <table:table-cell office:value-type="string" calcext:value-type="string">
            <text:p>[v, a, i, i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0.321833360066213" calcext:value-type="float">
            <text:p>3.22E-001</text:p>
          </table:table-cell>
          <table:table-cell table:style-name="ce2" office:value-type="float" office:value="0.691825687584069" calcext:value-type="float">
            <text:p>6.92E-001</text:p>
          </table:table-cell>
          <table:table-cell table:style-name="ce2" office:value-type="float" office:value="0" calcext:value-type="float">
            <text:p>0.00E+000</text:p>
          </table:table-cell>
        </table:table-row>
        <table:table-row table:style-name="ro1">
          <table:table-cell table:style-name="Default" office:value-type="string" calcext:value-type="string">
            <text:p>classno:16</text:p>
          </table:table-cell>
          <table:table-cell table:style-name="Default"/>
          <table:table-cell table:number-columns-repeated="11"/>
          <table:table-cell table:style-name="ce2" table:number-columns-repeated="2"/>
          <table:table-cell table:style-name="ce2" office:value-type="float" office:value="5.55111512312578E-017" calcext:value-type="float">
            <text:p>5.55E-017</text:p>
          </table:table-cell>
          <table:table-cell table:style-name="ce2" office:value-type="float" office:value="-1.11022302462516E-016" calcext:value-type="float">
            <text:p>-1.11E-016</text:p>
          </table:table-cell>
          <table:table-cell table:style-name="ce2" office:value-type="float" office:value="-0.539536603787305" calcext:value-type="float">
            <text:p>-5.40E-001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  <table:table-cell table:number-columns-repeated="7"/>
          <table:table-cell office:value-type="string" calcext:value-type="string">
            <text:p>[a, b, i, u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3.33066907387547E-016" calcext:value-type="float">
            <text:p>3.33E-016</text:p>
          </table:table-cell>
          <table:table-cell table:style-name="ce2" office:value-type="float" office:value="-8.32667268468867E-017" calcext:value-type="float">
            <text:p>-8.33E-017</text:p>
          </table:table-cell>
          <table:table-cell table:style-name="ce2" office:value-type="float" office:value="0.457056072242412" calcext:value-type="float">
            <text:p>4.57E-001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7"/>
          <table:table-cell office:value-type="string" calcext:value-type="string">
            <text:p>[a, b, i, v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-0.586064280391685" calcext:value-type="float">
            <text:p>-5.86E-001</text:p>
          </table:table-cell>
          <table:table-cell table:style-name="ce2" office:value-type="float" office:value="0.27263375725742" calcext:value-type="float">
            <text:p>2.73E-001</text:p>
          </table:table-cell>
          <table:table-cell table:style-name="ce2" office:value-type="float" office:value="-9.6437071146226E-017" calcext:value-type="float">
            <text:p>-9.64E-017</text:p>
          </table:table-cell>
        </table:table-row>
        <table:table-row table:style-name="ro1">
          <table:table-cell table:style-name="Default" office:value-type="string" calcext:value-type="string">
            <text:p>classno:17</text:p>
          </table:table-cell>
          <table:table-cell table:style-name="Default"/>
          <table:table-cell table:number-columns-repeated="11"/>
          <table:table-cell table:style-name="ce2" table:number-columns-repeated="2"/>
          <table:table-cell table:style-name="ce2" office:value-type="float" office:value="0.272633757257421" calcext:value-type="float">
            <text:p>2.73E-001</text:p>
          </table:table-cell>
          <table:table-cell table:style-name="ce2" office:value-type="float" office:value="0.586064280391685" calcext:value-type="float">
            <text:p>5.86E-001</text:p>
          </table:table-cell>
          <table:table-cell table:style-name="ce2" office:value-type="float" office:value="-0" calcext:value-type="float">
            <text:p>-0.00E+000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office:value-type="float" office:value="0" calcext:value-type="float">
            <text:p>0.00E+000</text:p>
          </table:table-cell>
          <table:table-cell table:number-columns-repeated="7"/>
          <table:table-cell office:value-type="string" calcext:value-type="string">
            <text:p>[a, a, i, u]</text:p>
          </table:table-cell>
          <table:table-cell table:number-columns-repeated="3"/>
          <table:table-cell table:style-name="ce2" table:number-columns-repeated="2"/>
          <table:table-cell table:style-name="ce2" office:value-type="float" office:value="3.88578058618805E-016" calcext:value-type="float">
            <text:p>3.89E-016</text:p>
          </table:table-cell>
          <table:table-cell table:style-name="ce2" office:value-type="float" office:value="-2.77555756156289E-017" calcext:value-type="float">
            <text:p>-2.78E-017</text:p>
          </table:table-cell>
          <table:table-cell table:style-name="ce2" office:value-type="float" office:value="-0.457056072242412" calcext:value-type="float">
            <text:p>-4.57E-001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office:value-type="float" office:value="1" calcext:value-type="float">
            <text:p>1.00E+000</text:p>
          </table:table-cell>
          <table:table-cell table:number-columns-repeated="7"/>
          <table:table-cell office:value-type="string" calcext:value-type="string">
            <text:p>[a, a, i, v]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Default"/>
          <table:table-cell table:number-columns-repeated="5"/>
        </table:table-row>
      </table:table>
      <table:table table:name="Sheet5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V^2 case</text:p>
          </table:table-cell>
          <table:table-cell table:number-columns-repeated="4"/>
          <table:table-cell office:value-type="string" calcext:value-type="string">
            <text:p>Excitation operator</text:p>
          </table:table-cell>
        </table:table-row>
        <table:table-row table:style-name="ro1">
          <table:table-cell table:style-name="Default" office:value-type="string" calcext:value-type="string">
            <text:p>classno: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i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i, v]</text:p>
          </table:table-cell>
        </table:table-row>
        <table:table-row table:style-name="ro1">
          <table:table-cell table:style-name="Default" office:value-type="string" calcext:value-type="string">
            <text:p>classno: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u, a]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v, a]</text:p>
          </table:table-cell>
        </table:table-row>
        <table:table-row table:style-name="ro1">
          <table:table-cell table:style-name="Default" office:value-type="string" calcext:value-type="string">
            <text:p>classno: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a, b, i, i]</text:p>
          </table:table-cell>
        </table:table-row>
        <table:table-row table:style-name="ro1">
          <table:table-cell table:style-name="Default" office:value-type="string" calcext:value-type="string">
            <text:p>classno: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a, a, i, i]</text:p>
          </table:table-cell>
        </table:table-row>
        <table:table-row table:style-name="ro1">
          <table:table-cell table:style-name="Default" office:value-type="string" calcext:value-type="string">
            <text:p>classno: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u, u, i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u, v, i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v, v, i, i]</text:p>
          </table:table-cell>
        </table:table-row>
        <table:table-row table:style-name="ro1">
          <table:table-cell table:style-name="Default" office:value-type="string" calcext:value-type="string">
            <text:p>classno: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-0" calcext:value-type="float">
            <text:p>-0.00E+000</text:p>
          </table:table-cell>
          <table:table-cell table:number-columns-repeated="3"/>
          <table:table-cell office:value-type="string" calcext:value-type="string">
            <text:p>[u, u, a, b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-1" calcext:value-type="float">
            <text:p>-1.00E+000</text:p>
          </table:table-cell>
          <table:table-cell table:number-columns-repeated="3"/>
          <table:table-cell office:value-type="string" calcext:value-type="string">
            <text:p>[u, v, a, b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-0" calcext:value-type="float">
            <text:p>-0.00E+000</text:p>
          </table:table-cell>
          <table:table-cell table:number-columns-repeated="3"/>
          <table:table-cell office:value-type="string" calcext:value-type="string">
            <text:p>[v, u, a, b]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style-name="ce1" office:value-type="float" office:value="-0" calcext:value-type="float">
            <text:p>-0.00E+000</text:p>
          </table:table-cell>
          <table:table-cell table:number-columns-repeated="3"/>
          <table:table-cell office:value-type="string" calcext:value-type="string">
            <text:p>[v, v, a, b]</text:p>
          </table:table-cell>
        </table:table-row>
        <table:table-row table:style-name="ro1">
          <table:table-cell table:style-name="Default" office:value-type="string" calcext:value-type="string">
            <text:p>classno: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u, u, a, a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u, v, a, a]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v, v, a, b]</text:p>
          </table:table-cell>
        </table:table-row>
        <table:table-row table:style-name="ro1">
          <table:table-cell table:style-name="Default" office:value-type="string" calcext:value-type="string">
            <text:p>classno:11</text:p>
          </table:table-cell>
          <table:table-cell table:number-columns-repeated="5"/>
        </table:table-row>
        <table:table-row table:style-name="ro1">
          <table:table-cell office:value-type="float" office:value="-0.417856809531705" calcext:value-type="float">
            <text:p>-4.18E-001</text:p>
          </table:table-cell>
          <table:table-cell table:style-name="ce1" office:value-type="float" office:value="-0" calcext:value-type="float">
            <text:p>-0.00E+000</text:p>
          </table:table-cell>
          <table:table-cell table:style-name="ce1" office:value-type="float" office:value="0.908512898492907" calcext:value-type="float">
            <text:p>9.09E-001</text:p>
          </table:table-cell>
          <table:table-cell table:number-columns-repeated="2"/>
          <table:table-cell office:value-type="string" calcext:value-type="string">
            <text:p>[u, u, i, u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1" calcext:value-type="float">
            <text:p>1.00E+000</text:p>
          </table:table-cell>
          <table:table-cell table:style-name="ce1" office:value-type="float" office:value="0" calcext:value-type="float">
            <text:p>0.00E+000</text:p>
          </table:table-cell>
          <table:table-cell table:number-columns-repeated="2"/>
          <table:table-cell office:value-type="string" calcext:value-type="string">
            <text:p>[u, u, i, v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2" table:style-name="ce1" office:value-type="float" office:value="-0" calcext:value-type="float">
            <text:p>-0.00E+000</text:p>
          </table:table-cell>
          <table:table-cell table:number-columns-repeated="2"/>
          <table:table-cell office:value-type="string" calcext:value-type="string">
            <text:p>[u, v, i, u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2" table:style-name="ce1" office:value-type="float" office:value="-0" calcext:value-type="float">
            <text:p>-0.00E+000</text:p>
          </table:table-cell>
          <table:table-cell table:number-columns-repeated="2"/>
          <table:table-cell office:value-type="string" calcext:value-type="string">
            <text:p>[u, v, i, v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2" table:style-name="ce1" office:value-type="float" office:value="0" calcext:value-type="float">
            <text:p>0.00E+000</text:p>
          </table:table-cell>
          <table:table-cell table:number-columns-repeated="2"/>
          <table:table-cell office:value-type="string" calcext:value-type="string">
            <text:p>[v, u, i, u]</text:p>
          </table:table-cell>
        </table:table-row>
        <table:table-row table:style-name="ro1">
          <table:table-cell office:value-type="float" office:value="-0.908512898492907" calcext:value-type="float">
            <text:p>-9.09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0.417856809531705" calcext:value-type="float">
            <text:p>-4.18E-001</text:p>
          </table:table-cell>
          <table:table-cell table:number-columns-repeated="2"/>
          <table:table-cell office:value-type="string" calcext:value-type="string">
            <text:p>[v, u, i, v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2" table:style-name="ce1" office:value-type="float" office:value="-0" calcext:value-type="float">
            <text:p>-0.00E+000</text:p>
          </table:table-cell>
          <table:table-cell table:number-columns-repeated="2"/>
          <table:table-cell office:value-type="string" calcext:value-type="string">
            <text:p>[v, v, i, u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2" table:style-name="ce1" office:value-type="float" office:value="-0" calcext:value-type="float">
            <text:p>-0.00E+000</text:p>
          </table:table-cell>
          <table:table-cell table:number-columns-repeated="2"/>
          <table:table-cell office:value-type="string" calcext:value-type="string">
            <text:p>[v, v, i, v]</text:p>
          </table:table-cell>
        </table:table-row>
        <table:table-row table:style-name="ro1">
          <table:table-cell table:style-name="Default" office:value-type="string" calcext:value-type="string">
            <text:p>classno:12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[a, u, u, u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style-name="ce1" office:value-type="float" office:value="0.85065080835204" calcext:value-type="float">
            <text:p>8.51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0.525731112119134" calcext:value-type="float">
            <text:p>-5.26E-001</text:p>
          </table:table-cell>
          <table:table-cell/>
          <table:table-cell office:value-type="string" calcext:value-type="string">
            <text:p>[a, u, u, v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style-name="ce1" office:value-type="float" office:value="-0.525731112119134" calcext:value-type="float">
            <text:p>-5.26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-0.85065080835204" calcext:value-type="float">
            <text:p>-8.51E-001</text:p>
          </table:table-cell>
          <table:table-cell/>
          <table:table-cell office:value-type="string" calcext:value-type="string">
            <text:p>[a, u, v, u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1" calcext:value-type="float">
            <text:p>1.00E+000</text:p>
          </table:table-cell>
          <table:table-cell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a, u, v, v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[a, v, u, u]</text:p>
          </table:table-cell>
        </table:table-row>
        <table:table-row table:style-name="ro1">
          <table:table-cell office:value-type="float" office:value="-1" calcext:value-type="float">
            <text:p>-1.00E+000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[a, v, u, v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[a, v, v, u]</text:p>
          </table:table-cell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[a, v, v, v]</text:p>
          </table:table-cell>
        </table:table-row>
        <table:table-row table:style-name="ro1">
          <table:table-cell table:style-name="Default" office:value-type="string" calcext:value-type="string">
            <text:p>classno:1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-0.90558942122368" calcext:value-type="float">
            <text:p>-9.06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0.424155396249724" calcext:value-type="float">
            <text:p>4.24E-001</text:p>
          </table:table-cell>
          <table:table-cell/>
          <table:table-cell office:value-type="string" calcext:value-type="string">
            <text:p>[a, u, u, i]</text:p>
          </table:table-cell>
        </table:table-row>
        <table:table-row table:style-name="ro1">
          <table:table-cell office:value-type="float" office:value="0.707106781186547" calcext:value-type="float">
            <text:p>7.07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0.707106781186547" calcext:value-type="float">
            <text:p>7.07E-001</text:p>
          </table:table-cell>
          <table:table-cell table:style-name="ce1" office:value-type="float" office:value="0" calcext:value-type="float">
            <text:p>0.00E+000</text:p>
          </table:table-cell>
          <table:table-cell/>
          <table:table-cell office:value-type="string" calcext:value-type="string">
            <text:p>[a, u, v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a, v, u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a, v, v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style-name="ce1" office:value-type="float" office:value="0.424155396249724" calcext:value-type="float">
            <text:p>4.24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office:value-type="float" office:value="0.90558942122368" calcext:value-type="float">
            <text:p>9.06E-001</text:p>
          </table:table-cell>
          <table:table-cell/>
          <table:table-cell office:value-type="string" calcext:value-type="string">
            <text:p>[u, a, u, i]</text:p>
          </table:table-cell>
        </table:table-row>
        <table:table-row table:style-name="ro1">
          <table:table-cell office:value-type="float" office:value="-0.707106781186547" calcext:value-type="float">
            <text:p>-7.07E-001</text:p>
          </table:table-cell>
          <table:table-cell table:style-name="ce1" office:value-type="float" office:value="-0" calcext:value-type="float">
            <text:p>-0.00E+000</text:p>
          </table:table-cell>
          <table:table-cell table:style-name="ce1" office:value-type="float" office:value="0.707106781186547" calcext:value-type="float">
            <text:p>7.07E-001</text:p>
          </table:table-cell>
          <table:table-cell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u, a, v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v, a, u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3" table:style-name="ce1" office:value-type="float" office:value="-0" calcext:value-type="float">
            <text:p>-0.00E+000</text:p>
          </table:table-cell>
          <table:table-cell/>
          <table:table-cell office:value-type="string" calcext:value-type="string">
            <text:p>[v, a, v, i]</text:p>
          </table:table-cell>
        </table:table-row>
        <table:table-row table:style-name="ro1">
          <table:table-cell table:style-name="Default" office:value-type="string" calcext:value-type="string">
            <text:p>classno: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u, a, i, i]</text:p>
          </table:table-cell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v, a, i, i]</text:p>
          </table:table-cell>
        </table:table-row>
        <table:table-row table:style-name="ro1">
          <table:table-cell table:style-name="Default" office:value-type="string" calcext:value-type="string">
            <text:p>classno:1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a, b, i, u]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a, b, i, v]</text:p>
          </table:table-cell>
        </table:table-row>
        <table:table-row table:style-name="ro1">
          <table:table-cell table:style-name="Default" office:value-type="string" calcext:value-type="string">
            <text:p>classno:1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number-columns-repeated="4"/>
          <table:table-cell office:value-type="string" calcext:value-type="string">
            <text:p>[a, a, i, u]</text:p>
          </table:table-cell>
        </table:table-row>
        <table:table-row table:style-name="ro1">
          <table:table-cell office:value-type="float" office:value="1" calcext:value-type="float">
            <text:p>1.00E+000</text:p>
          </table:table-cell>
          <table:table-cell table:number-columns-repeated="4"/>
          <table:table-cell office:value-type="string" calcext:value-type="string">
            <text:p>[a, a, i, v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0:57:20.211345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02:06:11.156976952</meta:creation-date>
    <dc:date>2016-03-28T11:00:01.100947958</dc:date>
    <meta:editing-duration>P1DT8H22M41S</meta:editing-duration>
    <meta:editing-cycles>8</meta:editing-cycles>
    <meta:generator>LibreOffice/4.2.8.2$Linux_X86_64 LibreOffice_project/420m0$Build-2</meta:generator>
    <meta:document-statistic meta:table-count="3" meta:cell-count="731" meta:object-count="0"/>
  </office:meta>
</office:document-meta>
</file>